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fd320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font-name="Liberation Sans" fo:font-size="16pt" style:letter-kerning="true" style:font-name-asian="Droid Sans Fallback" style:font-size-asian="16pt" style:font-name-complex="FreeSans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7cm" svg:x="7.6cm" svg:y="4.2cm">
          <text:p text:style-name="P1"><text:span text:style-name="T1">Tunn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1cm" svg:y1="5.55cm" svg:x2="14.4cm" svg:y2="5.55cm" draw:start-shape="id1" draw:end-shape="id2" svg:d="M12100 5550h2300" svg:viewBox="0 0 2301 1">
          <text:p/>
        </draw:connector>
        <draw:custom-shape draw:style-name="gr3" draw:text-style-name="P1" xml:id="id4" draw:id="id4" draw:layer="layout" svg:width="4.5cm" svg:height="2.7cm" svg:x="1.6cm" svg:y="9.8cm">
          <text:p text:style-name="P1"><text:span text:style-name="T1">Local 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5cm" svg:height="2.7cm" svg:x="14.4cm" svg:y="9.6cm">
          <text:p text:style-name="P1"><text:span text:style-name="T1">Remote 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5cm" svg:height="2.7cm" svg:x="14.4cm" svg:y="4.2cm">
          <text:p text:style-name="P1"><text:span text:style-name="T2">Service Regist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65cm" svg:y1="9.6cm" svg:x2="16.65cm" svg:y2="6.9cm" draw:start-shape="id3" draw:end-shape="id2" svg:d="M16650 9600v-2700" svg:viewBox="0 0 1 2701">
          <text:p/>
        </draw:connector>
        <draw:custom-shape draw:style-name="gr6" draw:text-style-name="P1" draw:layer="layout" svg:width="6.1cm" svg:height="10.1cm" svg:x="13.6cm" svg:y="2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7cm" svg:y1="1cm" svg:x2="6.7cm" svg:y2="13.8cm">
          <text:p/>
        </draw:line>
        <draw:line draw:style-name="gr7" draw:text-style-name="P1" draw:layer="layout" svg:x1="12.7cm" svg:y1="1cm" svg:x2="12.7cm" svg:y2="13.8cm">
          <text:p/>
        </draw:line>
        <draw:connector draw:style-name="gr5" draw:text-style-name="P1" draw:layer="layout" svg:x1="7.6cm" svg:y1="5.55cm" svg:x2="3.85cm" svg:y2="9.8cm" draw:start-shape="id1" draw:start-glue-point="3" draw:end-shape="id4" draw:end-glue-point="0" svg:d="M7600 5550h-3750v4250" svg:viewBox="0 0 3751 4251">
          <text:p/>
        </draw:connector>
        <draw:frame draw:style-name="gr8" draw:text-style-name="P1" draw:layer="layout" svg:width="4.4cm" svg:height="1.673cm" svg:x="15cm" svg:y="1.201cm">
          <draw:text-box>
            <text:p text:style-name="P1"><text:span text:style-name="T1">Cloud Found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08T11:47:47.465948318</dc:date>
    <meta:editing-duration>PT23H33M57S</meta:editing-duration>
    <meta:editing-cycles>10</meta:editing-cycles>
    <meta:generator>LibreOffice/4.2.7.2$Linux_X86_64 LibreOffice_project/420m0$Build-2</meta:generator>
    <meta:document-statistic meta:object-count="11"/>
  </office:meta>
</office:document-meta>
</file>